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700.1pt" svg:height="378.4pt" svg:x="0pt" svg:y="38.44pt">
            <loext:p draw:notify-on-update-of-ranges="out.B1:out.B11 out.A1:out.A1 out.C1:out.C11 out.B12:out.B22 out.A12:out.A12 out.C12:out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0.1pt" svg:height="378.4pt" svg:x="0pt" svg:y="512.02pt">
            <loext:p draw:notify-on-update-of-ranges="out.B23:out.B33 out.A23:out.A23 out.C23:out.C33 out.B34:out.B44 out.A34:out.A34 out.C34:out.C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00.1pt" svg:height="378.4pt" svg:x="0pt" svg:y="985.61pt">
            <loext:p draw:notify-on-update-of-ranges="out.B45:out.B55 out.A45:out.A45 out.C45:out.C55 out.B56:out.B66 out.A56:out.A56 out.C56:out.C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00.1pt" svg:height="378.4pt" svg:x="0pt" svg:y="1459.22pt">
            <loext:p draw:notify-on-update-of-ranges="out.B67:out.B77 out.A67:out.A67 out.C67:out.C77 out.B78:out.B88 out.A78:out.A78 out.C78:out.C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ut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bMapOrdered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215.623" calcext:value-type="float">
            <text:p>215.62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25.184" calcext:value-type="float">
            <text:p>225.18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41.586" calcext:value-type="float">
            <text:p>241.586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55.484" calcext:value-type="float">
            <text:p>255.484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94.972" calcext:value-type="float">
            <text:p>294.97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84.671" calcext:value-type="float">
            <text:p>284.671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17.193" calcext:value-type="float">
            <text:p>317.19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354.629" calcext:value-type="float">
            <text:p>354.629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437.286" calcext:value-type="float">
            <text:p>437.286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436.612" calcext:value-type="float">
            <text:p>436.612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487.299" calcext:value-type="float">
            <text:p>487.299</text:p>
          </table:table-cell>
        </table:table-row>
        <table:table-row table:style-name="ro1">
          <table:table-cell office:value-type="string" calcext:value-type="string">
            <text:p>AvlMapOrdered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262.326" calcext:value-type="float">
            <text:p>262.32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56.996" calcext:value-type="float">
            <text:p>356.99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50.033" calcext:value-type="float">
            <text:p>350.0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94.676" calcext:value-type="float">
            <text:p>294.67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06.837" calcext:value-type="float">
            <text:p>306.83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35.384" calcext:value-type="float">
            <text:p>335.384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493.778" calcext:value-type="float">
            <text:p>493.778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611.78" calcext:value-type="float">
            <text:p>611.78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560.704" calcext:value-type="float">
            <text:p>560.704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613.259" calcext:value-type="float">
            <text:p>613.259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468.953" calcext:value-type="float">
            <text:p>468.953</text:p>
          </table:table-cell>
        </table:table-row>
        <table:table-row table:style-name="ro1">
          <table:table-cell office:value-type="string" calcext:value-type="string">
            <text:p>RbMapRandom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979.837" calcext:value-type="float">
            <text:p>979.83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51.54" calcext:value-type="float">
            <text:p>951.5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66.82" calcext:value-type="float">
            <text:p>1066.82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661.99" calcext:value-type="float">
            <text:p>1661.9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85.66" calcext:value-type="float">
            <text:p>1085.66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281.68" calcext:value-type="float">
            <text:p>1281.68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464.13" calcext:value-type="float">
            <text:p>1464.13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157.23" calcext:value-type="float">
            <text:p>1157.23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284.22" calcext:value-type="float">
            <text:p>1284.22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1106.44" calcext:value-type="float">
            <text:p>1106.44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1140.45" calcext:value-type="float">
            <text:p>1140.45</text:p>
          </table:table-cell>
        </table:table-row>
        <table:table-row table:style-name="ro1">
          <table:table-cell office:value-type="string" calcext:value-type="string">
            <text:p>AvlMapRandomInsertion</text:p>
          </table:table-cell>
          <table:table-cell office:value-type="float" office:value="1024" calcext:value-type="float">
            <text:p>1024</text:p>
          </table:table-cell>
          <table:table-cell office:value-type="float" office:value="975.223" calcext:value-type="float">
            <text:p>975.22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004.13" calcext:value-type="float">
            <text:p>1004.1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67.62" calcext:value-type="float">
            <text:p>1067.62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121.99" calcext:value-type="float">
            <text:p>1121.9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164.41" calcext:value-type="float">
            <text:p>1164.41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267.8" calcext:value-type="float">
            <text:p>1267.8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1383.12" calcext:value-type="float">
            <text:p>1383.12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500.71" calcext:value-type="float">
            <text:p>1500.71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81.06" calcext:value-type="float">
            <text:p>1581.06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1690.29" calcext:value-type="float">
            <text:p>1690.29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1809.67" calcext:value-type="float">
            <text:p>1809.67</text:p>
          </table:table-cell>
        </table:table-row>
        <table:table-row table:style-name="ro1">
          <table:table-cell office:value-type="string" calcext:value-type="string">
            <text:p>RbMapAccess</text:p>
          </table:table-cell>
          <table:table-cell office:value-type="float" office:value="1024" calcext:value-type="float">
            <text:p>1024</text:p>
          </table:table-cell>
          <table:table-cell office:value-type="float" office:value="249.319" calcext:value-type="float">
            <text:p>249.31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32.24" calcext:value-type="float">
            <text:p>232.2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18.319" calcext:value-type="float">
            <text:p>218.31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16.777" calcext:value-type="float">
            <text:p>216.77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8.514" calcext:value-type="float">
            <text:p>238.514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9.044" calcext:value-type="float">
            <text:p>209.044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213.349" calcext:value-type="float">
            <text:p>213.349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218.822" calcext:value-type="float">
            <text:p>218.8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222.753" calcext:value-type="float">
            <text:p>222.753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220.442" calcext:value-type="float">
            <text:p>220.442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228.861" calcext:value-type="float">
            <text:p>228.861</text:p>
          </table:table-cell>
        </table:table-row>
        <table:table-row table:style-name="ro1">
          <table:table-cell office:value-type="string" calcext:value-type="string">
            <text:p>AvlMapAccess</text:p>
          </table:table-cell>
          <table:table-cell office:value-type="float" office:value="1024" calcext:value-type="float">
            <text:p>1024</text:p>
          </table:table-cell>
          <table:table-cell office:value-type="float" office:value="243.811" calcext:value-type="float">
            <text:p>243.81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26.333" calcext:value-type="float">
            <text:p>226.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23.454" calcext:value-type="float">
            <text:p>223.45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218.086" calcext:value-type="float">
            <text:p>218.08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7.859" calcext:value-type="float">
            <text:p>217.859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14.428" calcext:value-type="float">
            <text:p>214.428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212.071" calcext:value-type="float">
            <text:p>212.071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212.867" calcext:value-type="float">
            <text:p>212.867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215.19" calcext:value-type="float">
            <text:p>215.19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217.915" calcext:value-type="float">
            <text:p>217.915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215.063" calcext:value-type="float">
            <text:p>215.063</text:p>
          </table:table-cell>
        </table:table-row>
        <table:table-row table:style-name="ro1">
          <table:table-cell office:value-type="string" calcext:value-type="string">
            <text:p>RbMapErase</text:p>
          </table:table-cell>
          <table:table-cell office:value-type="float" office:value="1024" calcext:value-type="float">
            <text:p>1024</text:p>
          </table:table-cell>
          <table:table-cell office:value-type="float" office:value="911.513" calcext:value-type="float">
            <text:p>911.51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806.688" calcext:value-type="float">
            <text:p>806.68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53.744" calcext:value-type="float">
            <text:p>753.74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760.953" calcext:value-type="float">
            <text:p>760.95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708.603" calcext:value-type="float">
            <text:p>708.603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720.927" calcext:value-type="float">
            <text:p>720.927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699.79" calcext:value-type="float">
            <text:p>699.79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16.696" calcext:value-type="float">
            <text:p>716.69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718.119" calcext:value-type="float">
            <text:p>718.119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723.058" calcext:value-type="float">
            <text:p>723.058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819.185" calcext:value-type="float">
            <text:p>819.185</text:p>
          </table:table-cell>
        </table:table-row>
        <table:table-row table:style-name="ro1">
          <table:table-cell office:value-type="string" calcext:value-type="string">
            <text:p>AvlMapErase</text:p>
          </table:table-cell>
          <table:table-cell office:value-type="float" office:value="1024" calcext:value-type="float">
            <text:p>1024</text:p>
          </table:table-cell>
          <table:table-cell office:value-type="float" office:value="1008.02" calcext:value-type="float">
            <text:p>1008.02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06.995" calcext:value-type="float">
            <text:p>906.99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864.48" calcext:value-type="float">
            <text:p>864.48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864.829" calcext:value-type="float">
            <text:p>864.82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851.108" calcext:value-type="float">
            <text:p>851.10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6.703" calcext:value-type="float">
            <text:p>866.70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898.5" calcext:value-type="float">
            <text:p>898.5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855.694" calcext:value-type="float">
            <text:p>855.694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932.51" calcext:value-type="float">
            <text:p>932.51</text:p>
          </table:table-cell>
        </table:table-row>
        <table:table-row table:style-name="ro1">
          <table:table-cell/>
          <table:table-cell office:value-type="float" office:value="524288" calcext:value-type="float">
            <text:p>524288</text:p>
          </table:table-cell>
          <table:table-cell office:value-type="float" office:value="991.346" calcext:value-type="float">
            <text:p>991.346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1126.07" calcext:value-type="float">
            <text:p>1126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22:35:15.3732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7-10-25T22:42:10.704433157</dc:date>
    <meta:editing-duration>PT1H48M46S</meta:editing-duration>
    <meta:editing-cycles>28</meta:editing-cycles>
    <meta:document-statistic meta:table-count="2" meta:cell-count="1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0.546cm" svg:y="0.403cm" chart:style-name="ch2">
          <text:p>Ordered insertion</text:p>
        </chart:title>
        <chart:legend chart:legend-position="bottom" svg:x="7.563cm" svg:y="12.673cm" style:legend-expansion="wide" chart:style-name="ch3"/>
        <chart:plot-area chart:style-name="ch4" table:cell-range-address="out.B1:out.C11 out.A1:out.A1 out.A12:out.A12 out.C12:out.C22" chart:data-source-has-labels="row" svg:x="1.399cm" svg:y="1.343cm" svg:width="22.807cm" svg:height="11.063cm">
          <chartooo:coordinate-region svg:x="2.206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1:out.C11" chart:label-cell-address="out.A1:out.A1" chart:class="chart:scatter">
            <chart:domain table:cell-range-address="out.B1:out.B11"/>
            <chart:data-point chart:repeated="11"/>
          </chart:series>
          <chart:series chart:style-name="ch9" chart:values-cell-range-address="out.C12:out.C22" chart:label-cell-address="out.A12:out.A12" chart:class="chart:scatter">
            <chart:domain table:cell-range-address="out.B12:out.B2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OrderedInsertion</text:p>
                <draw:g>
                  <svg:desc>out.A1:out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OrderedInsertion</text:p>
                <draw:g>
                  <svg:desc>out.A12:out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1:out.B11</svg:desc>
                </draw:g>
              </table:table-cell>
              <table:table-cell office:value-type="float" office:value="215.623">
                <text:p>215.623</text:p>
                <draw:g>
                  <svg:desc>out.C1:out.C11</svg:desc>
                </draw:g>
              </table:table-cell>
              <table:table-cell office:value-type="float" office:value="1024">
                <text:p>1024</text:p>
                <draw:g>
                  <svg:desc>out.B12:out.B22</svg:desc>
                </draw:g>
              </table:table-cell>
              <table:table-cell office:value-type="float" office:value="262.326">
                <text:p>262.326</text:p>
                <draw:g>
                  <svg:desc>out.C12:out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225.184">
                <text:p>225.184</text:p>
              </table:table-cell>
              <table:table-cell office:value-type="float" office:value="2048">
                <text:p>2048</text:p>
              </table:table-cell>
              <table:table-cell office:value-type="float" office:value="356.996">
                <text:p>356.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241.586">
                <text:p>241.586</text:p>
              </table:table-cell>
              <table:table-cell office:value-type="float" office:value="4096">
                <text:p>4096</text:p>
              </table:table-cell>
              <table:table-cell office:value-type="float" office:value="350.033">
                <text:p>350.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55.484">
                <text:p>255.484</text:p>
              </table:table-cell>
              <table:table-cell office:value-type="float" office:value="8192">
                <text:p>8192</text:p>
              </table:table-cell>
              <table:table-cell office:value-type="float" office:value="294.676">
                <text:p>294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294.972">
                <text:p>294.972</text:p>
              </table:table-cell>
              <table:table-cell office:value-type="float" office:value="16384">
                <text:p>16384</text:p>
              </table:table-cell>
              <table:table-cell office:value-type="float" office:value="306.837">
                <text:p>306.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284.671">
                <text:p>284.671</text:p>
              </table:table-cell>
              <table:table-cell office:value-type="float" office:value="32768">
                <text:p>32768</text:p>
              </table:table-cell>
              <table:table-cell office:value-type="float" office:value="335.384">
                <text:p>335.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317.193">
                <text:p>317.193</text:p>
              </table:table-cell>
              <table:table-cell office:value-type="float" office:value="65536">
                <text:p>65536</text:p>
              </table:table-cell>
              <table:table-cell office:value-type="float" office:value="493.778">
                <text:p>493.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354.629">
                <text:p>354.629</text:p>
              </table:table-cell>
              <table:table-cell office:value-type="float" office:value="131072">
                <text:p>131072</text:p>
              </table:table-cell>
              <table:table-cell office:value-type="float" office:value="611.78">
                <text:p>611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437.286">
                <text:p>437.286</text:p>
              </table:table-cell>
              <table:table-cell office:value-type="float" office:value="262144">
                <text:p>262144</text:p>
              </table:table-cell>
              <table:table-cell office:value-type="float" office:value="560.704">
                <text:p>560.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436.612">
                <text:p>436.612</text:p>
              </table:table-cell>
              <table:table-cell office:value-type="float" office:value="524288">
                <text:p>524288</text:p>
              </table:table-cell>
              <table:table-cell office:value-type="float" office:value="613.259">
                <text:p>613.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487.299">
                <text:p>487.299</text:p>
              </table:table-cell>
              <table:table-cell office:value-type="float" office:value="1048576">
                <text:p>1048576</text:p>
              </table:table-cell>
              <table:table-cell office:value-type="float" office:value="468.953">
                <text:p>468.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0.533cm" svg:y="0.403cm" chart:style-name="ch2">
          <text:p>Random insertion</text:p>
        </chart:title>
        <chart:legend chart:legend-position="bottom" svg:x="7.51cm" svg:y="12.673cm" style:legend-expansion="wide" chart:style-name="ch3"/>
        <chart:plot-area chart:style-name="ch4" table:cell-range-address="out.B23:out.C33 out.A23:out.A23 out.A34:out.A34 out.C34:out.C44" chart:data-source-has-labels="row" svg:x="1.399cm" svg:y="1.343cm" svg:width="22.807cm" svg:height="11.063cm">
          <chartooo:coordinate-region svg:x="2.206cm" svg:y="1.489cm" svg:width="21.165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23:out.C33" chart:label-cell-address="out.A23:out.A23" chart:class="chart:scatter">
            <chart:domain table:cell-range-address="out.B23:out.B33"/>
            <chart:data-point chart:repeated="11"/>
          </chart:series>
          <chart:series chart:style-name="ch9" chart:values-cell-range-address="out.C34:out.C44" chart:label-cell-address="out.A34:out.A34" chart:class="chart:scatter">
            <chart:domain table:cell-range-address="out.B34:out.B4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RandomInsertion</text:p>
                <draw:g>
                  <svg:desc>out.A23:out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RandomInsertion</text:p>
                <draw:g>
                  <svg:desc>out.A34:out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23:out.B33</svg:desc>
                </draw:g>
              </table:table-cell>
              <table:table-cell office:value-type="float" office:value="979.837">
                <text:p>979.837</text:p>
                <draw:g>
                  <svg:desc>out.C23:out.C33</svg:desc>
                </draw:g>
              </table:table-cell>
              <table:table-cell office:value-type="float" office:value="1024">
                <text:p>1024</text:p>
                <draw:g>
                  <svg:desc>out.B34:out.B44</svg:desc>
                </draw:g>
              </table:table-cell>
              <table:table-cell office:value-type="float" office:value="975.223">
                <text:p>975.223</text:p>
                <draw:g>
                  <svg:desc>out.C34:out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951.54">
                <text:p>951.54</text:p>
              </table:table-cell>
              <table:table-cell office:value-type="float" office:value="2048">
                <text:p>2048</text:p>
              </table:table-cell>
              <table:table-cell office:value-type="float" office:value="1004.13">
                <text:p>1004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1066.82">
                <text:p>1066.82</text:p>
              </table:table-cell>
              <table:table-cell office:value-type="float" office:value="4096">
                <text:p>4096</text:p>
              </table:table-cell>
              <table:table-cell office:value-type="float" office:value="1067.62">
                <text:p>1067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1661.99">
                <text:p>1661.99</text:p>
              </table:table-cell>
              <table:table-cell office:value-type="float" office:value="8192">
                <text:p>8192</text:p>
              </table:table-cell>
              <table:table-cell office:value-type="float" office:value="1121.99">
                <text:p>1121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1085.66">
                <text:p>1085.66</text:p>
              </table:table-cell>
              <table:table-cell office:value-type="float" office:value="16384">
                <text:p>16384</text:p>
              </table:table-cell>
              <table:table-cell office:value-type="float" office:value="1164.41">
                <text:p>1164.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1281.68">
                <text:p>1281.68</text:p>
              </table:table-cell>
              <table:table-cell office:value-type="float" office:value="32768">
                <text:p>32768</text:p>
              </table:table-cell>
              <table:table-cell office:value-type="float" office:value="1267.8">
                <text:p>126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1464.13">
                <text:p>1464.13</text:p>
              </table:table-cell>
              <table:table-cell office:value-type="float" office:value="65536">
                <text:p>65536</text:p>
              </table:table-cell>
              <table:table-cell office:value-type="float" office:value="1383.12">
                <text:p>1383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1157.23">
                <text:p>1157.23</text:p>
              </table:table-cell>
              <table:table-cell office:value-type="float" office:value="131072">
                <text:p>131072</text:p>
              </table:table-cell>
              <table:table-cell office:value-type="float" office:value="1500.71">
                <text:p>1500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284.22">
                <text:p>1284.22</text:p>
              </table:table-cell>
              <table:table-cell office:value-type="float" office:value="262144">
                <text:p>262144</text:p>
              </table:table-cell>
              <table:table-cell office:value-type="float" office:value="1581.06">
                <text:p>1581.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1106.44">
                <text:p>1106.44</text:p>
              </table:table-cell>
              <table:table-cell office:value-type="float" office:value="524288">
                <text:p>524288</text:p>
              </table:table-cell>
              <table:table-cell office:value-type="float" office:value="1690.29">
                <text:p>1690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1140.45">
                <text:p>1140.45</text:p>
              </table:table-cell>
              <table:table-cell office:value-type="float" office:value="1048576">
                <text:p>1048576</text:p>
              </table:table-cell>
              <table:table-cell office:value-type="float" office:value="1809.67">
                <text:p>1809.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1.525cm" svg:y="0.403cm" chart:style-name="ch2">
          <text:p>Access</text:p>
        </chart:title>
        <chart:legend chart:legend-position="bottom" svg:x="8.939cm" svg:y="12.673cm" style:legend-expansion="wide" chart:style-name="ch3"/>
        <chart:plot-area chart:style-name="ch4" table:cell-range-address="out.B45:out.C55 out.A45:out.A45 out.A56:out.A56 out.C56:out.C66" chart:data-source-has-labels="row" svg:x="1.399cm" svg:y="1.343cm" svg:width="22.807cm" svg:height="11.063cm">
          <chartooo:coordinate-region svg:x="2.206cm" svg:y="1.489cm" svg:width="21.35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45:out.C55" chart:label-cell-address="out.A45:out.A45" chart:class="chart:scatter">
            <chart:domain table:cell-range-address="out.B45:out.B55"/>
            <chart:data-point chart:repeated="11"/>
          </chart:series>
          <chart:series chart:style-name="ch9" chart:values-cell-range-address="out.C56:out.C66" chart:label-cell-address="out.A56:out.A56" chart:class="chart:scatter">
            <chart:domain table:cell-range-address="out.B56:out.B66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Access</text:p>
                <draw:g>
                  <svg:desc>out.A45:out.A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Access</text:p>
                <draw:g>
                  <svg:desc>out.A56:out.A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45:out.B55</svg:desc>
                </draw:g>
              </table:table-cell>
              <table:table-cell office:value-type="float" office:value="249.319">
                <text:p>249.319</text:p>
                <draw:g>
                  <svg:desc>out.C45:out.C55</svg:desc>
                </draw:g>
              </table:table-cell>
              <table:table-cell office:value-type="float" office:value="1024">
                <text:p>1024</text:p>
                <draw:g>
                  <svg:desc>out.B56:out.B66</svg:desc>
                </draw:g>
              </table:table-cell>
              <table:table-cell office:value-type="float" office:value="243.811">
                <text:p>243.811</text:p>
                <draw:g>
                  <svg:desc>out.C56:out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232.24">
                <text:p>232.24</text:p>
              </table:table-cell>
              <table:table-cell office:value-type="float" office:value="2048">
                <text:p>2048</text:p>
              </table:table-cell>
              <table:table-cell office:value-type="float" office:value="226.333">
                <text:p>226.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218.319">
                <text:p>218.319</text:p>
              </table:table-cell>
              <table:table-cell office:value-type="float" office:value="4096">
                <text:p>4096</text:p>
              </table:table-cell>
              <table:table-cell office:value-type="float" office:value="223.454">
                <text:p>223.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16.777">
                <text:p>216.777</text:p>
              </table:table-cell>
              <table:table-cell office:value-type="float" office:value="8192">
                <text:p>8192</text:p>
              </table:table-cell>
              <table:table-cell office:value-type="float" office:value="218.086">
                <text:p>218.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238.514">
                <text:p>238.514</text:p>
              </table:table-cell>
              <table:table-cell office:value-type="float" office:value="16384">
                <text:p>16384</text:p>
              </table:table-cell>
              <table:table-cell office:value-type="float" office:value="217.859">
                <text:p>217.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209.044">
                <text:p>209.044</text:p>
              </table:table-cell>
              <table:table-cell office:value-type="float" office:value="32768">
                <text:p>32768</text:p>
              </table:table-cell>
              <table:table-cell office:value-type="float" office:value="214.428">
                <text:p>214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213.349">
                <text:p>213.349</text:p>
              </table:table-cell>
              <table:table-cell office:value-type="float" office:value="65536">
                <text:p>65536</text:p>
              </table:table-cell>
              <table:table-cell office:value-type="float" office:value="212.071">
                <text:p>212.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218.822">
                <text:p>218.822</text:p>
              </table:table-cell>
              <table:table-cell office:value-type="float" office:value="131072">
                <text:p>131072</text:p>
              </table:table-cell>
              <table:table-cell office:value-type="float" office:value="212.867">
                <text:p>212.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222.753">
                <text:p>222.753</text:p>
              </table:table-cell>
              <table:table-cell office:value-type="float" office:value="262144">
                <text:p>262144</text:p>
              </table:table-cell>
              <table:table-cell office:value-type="float" office:value="215.19">
                <text:p>215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220.442">
                <text:p>220.442</text:p>
              </table:table-cell>
              <table:table-cell office:value-type="float" office:value="524288">
                <text:p>524288</text:p>
              </table:table-cell>
              <table:table-cell office:value-type="float" office:value="217.915">
                <text:p>217.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228.861">
                <text:p>228.861</text:p>
              </table:table-cell>
              <table:table-cell office:value-type="float" office:value="1048576">
                <text:p>1048576</text:p>
              </table:table-cell>
              <table:table-cell office:value-type="float" office:value="215.063">
                <text:p>215.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99cm" svg:height="13.35cm" xlink:href=".." xlink:type="simple" chart:class="chart:scatter" chart:style-name="ch1">
        <chart:title svg:x="11.684cm" svg:y="0.403cm" chart:style-name="ch2">
          <text:p>Erase</text:p>
        </chart:title>
        <chart:legend chart:legend-position="bottom" svg:x="9.204cm" svg:y="12.673cm" style:legend-expansion="wide" chart:style-name="ch3"/>
        <chart:plot-area chart:style-name="ch4" table:cell-range-address="out.B67:out.C77 out.A67:out.A67 out.A78:out.A78 out.C78:out.C88" chart:data-source-has-labels="row" svg:x="1.399cm" svg:y="1.343cm" svg:width="22.807cm" svg:height="11.063cm">
          <chartooo:coordinate-region svg:x="2.206cm" svg:y="1.489cm" svg:width="21.165cm" svg:height="10.376cm"/>
          <chart:axis chart:dimension="x" chart:name="primary-x" chart:style-name="ch5"/>
          <chart:axis chart:dimension="y" chart:name="primary-y" chart:style-name="ch5">
            <chart:title svg:x="0.451cm" svg:y="7.487cm" chart:style-name="ch6">
              <text:p>time, ns</text:p>
            </chart:title>
            <chart:grid chart:style-name="ch7" chart:class="major"/>
          </chart:axis>
          <chart:series chart:style-name="ch8" chart:values-cell-range-address="out.C67:out.C77" chart:label-cell-address="out.A67:out.A67" chart:class="chart:scatter">
            <chart:domain table:cell-range-address="out.B67:out.B77"/>
            <chart:data-point chart:repeated="11"/>
          </chart:series>
          <chart:series chart:style-name="ch9" chart:values-cell-range-address="out.C78:out.C88" chart:label-cell-address="out.A78:out.A78" chart:class="chart:scatter">
            <chart:domain table:cell-range-address="out.B78:out.B8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bMapErase</text:p>
                <draw:g>
                  <svg:desc>out.A67:out.A6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vlMapErase</text:p>
                <draw:g>
                  <svg:desc>out.A78:out.A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out.B67:out.B77</svg:desc>
                </draw:g>
              </table:table-cell>
              <table:table-cell office:value-type="float" office:value="911.513">
                <text:p>911.513</text:p>
                <draw:g>
                  <svg:desc>out.C67:out.C77</svg:desc>
                </draw:g>
              </table:table-cell>
              <table:table-cell office:value-type="float" office:value="1024">
                <text:p>1024</text:p>
                <draw:g>
                  <svg:desc>out.B78:out.B88</svg:desc>
                </draw:g>
              </table:table-cell>
              <table:table-cell office:value-type="float" office:value="1008.02">
                <text:p>1008.02</text:p>
                <draw:g>
                  <svg:desc>out.C78:out.C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806.688">
                <text:p>806.688</text:p>
              </table:table-cell>
              <table:table-cell office:value-type="float" office:value="2048">
                <text:p>2048</text:p>
              </table:table-cell>
              <table:table-cell office:value-type="float" office:value="906.995">
                <text:p>906.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753.744">
                <text:p>753.744</text:p>
              </table:table-cell>
              <table:table-cell office:value-type="float" office:value="4096">
                <text:p>4096</text:p>
              </table:table-cell>
              <table:table-cell office:value-type="float" office:value="864.48">
                <text:p>864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760.953">
                <text:p>760.953</text:p>
              </table:table-cell>
              <table:table-cell office:value-type="float" office:value="8192">
                <text:p>8192</text:p>
              </table:table-cell>
              <table:table-cell office:value-type="float" office:value="864.829">
                <text:p>864.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708.603">
                <text:p>708.603</text:p>
              </table:table-cell>
              <table:table-cell office:value-type="float" office:value="16384">
                <text:p>16384</text:p>
              </table:table-cell>
              <table:table-cell office:value-type="float" office:value="851.108">
                <text:p>851.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720.927">
                <text:p>720.927</text:p>
              </table:table-cell>
              <table:table-cell office:value-type="float" office:value="32768">
                <text:p>32768</text:p>
              </table:table-cell>
              <table:table-cell office:value-type="float" office:value="866.703">
                <text:p>866.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699.79">
                <text:p>699.79</text:p>
              </table:table-cell>
              <table:table-cell office:value-type="float" office:value="65536">
                <text:p>65536</text:p>
              </table:table-cell>
              <table:table-cell office:value-type="float" office:value="898.5">
                <text:p>89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716.696">
                <text:p>716.696</text:p>
              </table:table-cell>
              <table:table-cell office:value-type="float" office:value="131072">
                <text:p>131072</text:p>
              </table:table-cell>
              <table:table-cell office:value-type="float" office:value="855.694">
                <text:p>855.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718.119">
                <text:p>718.119</text:p>
              </table:table-cell>
              <table:table-cell office:value-type="float" office:value="262144">
                <text:p>262144</text:p>
              </table:table-cell>
              <table:table-cell office:value-type="float" office:value="932.51">
                <text:p>932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723.058">
                <text:p>723.058</text:p>
              </table:table-cell>
              <table:table-cell office:value-type="float" office:value="524288">
                <text:p>524288</text:p>
              </table:table-cell>
              <table:table-cell office:value-type="float" office:value="991.346">
                <text:p>991.3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8576">
                <text:p>1048576</text:p>
              </table:table-cell>
              <table:table-cell office:value-type="float" office:value="819.185">
                <text:p>819.185</text:p>
              </table:table-cell>
              <table:table-cell office:value-type="float" office:value="1048576">
                <text:p>1048576</text:p>
              </table:table-cell>
              <table:table-cell office:value-type="float" office:value="1126.07">
                <text:p>1126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